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7800000078EDC3B169886C47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84eb3" officeooo:paragraph-rsid="00384eb3"/>
    </style:style>
    <style:style style:name="P2" style:family="paragraph" style:parent-style-name="Heading_20_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" style:family="paragraph" style:parent-style-name="Standard">
      <style:paragraph-properties fo:margin-left="0cm" fo:margin-right="0cm" fo:text-indent="0cm" style:auto-text-indent="false"/>
      <style:text-properties loext:padding="0.049cm" loext:border="0.06pt solid #d9d9e3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5" style:family="paragraph" style:parent-style-name="Standard">
      <style:text-properties officeooo:rsid="00384eb3" officeooo:paragraph-rsid="00384eb3" loext:padding="0.049cm" loext:border="0.06pt solid #d9d9e3"/>
    </style:style>
    <style:style style:name="P6" style:family="paragraph" style:parent-style-name="Text_20_body">
      <style:text-properties officeooo:rsid="00384eb3" officeooo:paragraph-rsid="00384eb3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3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5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7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9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1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3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5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8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9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3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2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4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382d14"/>
    </style:style>
    <style:style style:name="T3" style:family="text">
      <style:text-properties officeooo:rsid="0039c9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<text:span text:style-name="T3">4</text:span><text:line-break/><text:span text:style-name="T3">Pen testing</text:span></text:p>
      <text:p text:style-name="Text_20_body"/>
      <text:p text:style-name="P5"><text:line-break/><draw:frame draw:style-name="fr1" draw:name="Imagen1" text:anchor-type="as-char" svg:width="0.635cm" svg:height="0.635cm" draw:z-index="1"><draw:image xlink:href="Pictures/100000000000007800000078EDC3B169886C47E9.png" xlink:type="simple" xlink:show="embed" xlink:actuate="onLoad" draw:mime-type="image/png"/><svg:title>User</svg:title></draw:frame></text:p>
      <text:p text:style-name="P3">You</text:p>
      <text:p text:style-name="P3">Pentesting: Define lo qué es, Crea un listado con los tipos de ataques en función de la capa osi ataque , indica las tecnicas de ataques en entornos con wifi, las técnicas de ingeniería social, cross domains, inyección de sql, ataques smtp, envenamiento dns, ...</text:p>
      <text:p text:style-name="P4">ChatGPT</text:p>
      <text:p text:style-name="P8">La pentesting, o prueba de penetración, es un enfoque de evaluación de seguridad que simula ataques cibernéticos contra un sistema informático, red o aplicación para identificar vulnerabilidades y debilidades de seguridad. El objetivo es evaluar la seguridad de un sistema como lo haría un atacante real, pero de manera ética y controlada.</text:p>
      <text:p text:style-name="P8">A continuación, proporciono un listado de tipos de ataques según las capas del modelo OSI y algunas técnicas específicas en diferentes áreas:</text:p>
      <text:h text:style-name="P2" text:outline-level="3">Capa Física (Capa 1):</text:h>
      <text:list text:style-name="L1">
        <text:list-item>
          <text:p text:style-name="P26"><text:span text:style-name="Strong_20_Emphasis"><text:span text:style-name="T1">Ataques de Ingeniería Social Física:</text:span></text:span></text:p>
          <text:list>
            <text:list-item>
              <text:p text:style-name="P10">Búsqueda de información sensible en entornos físicos.</text:p>
            </text:list-item>
            <text:list-item>
              <text:p text:style-name="P11">Entrar sin autorización en áreas restringidas.</text:p>
            </text:list-item>
          </text:list>
        </text:list-item>
      </text:list>
      <text:h text:style-name="P2" text:outline-level="3">Capa de Enlace de Datos (Capa 2):</text:h>
      <text:list text:style-name="L2">
        <text:list-item>
          <text:p text:style-name="P27"><text:span text:style-name="Strong_20_Emphasis"><text:span text:style-name="T1">Ataques de Spoofing de Dirección MAC:</text:span></text:span></text:p>
          <text:list>
            <text:list-item>
              <text:p text:style-name="P12">Cambiar la dirección MAC para suplantar a otro dispositivo.</text:p>
            </text:list-item>
            <text:list-item>
              <text:p text:style-name="P13">Ataques de ARP Spoofing para redirigir el tráfico.</text:p>
            </text:list-item>
          </text:list>
        </text:list-item>
      </text:list>
      <text:h text:style-name="P2" text:outline-level="3">Capa de Red (Capa 3):</text:h>
      <text:list text:style-name="L3">
        <text:list-item>
          <text:p text:style-name="P28"><text:span text:style-name="Strong_20_Emphasis"><text:span text:style-name="T1">Ataques de Inyección ICMP:</text:span></text:span></text:p>
          <text:list>
            <text:list-item>
              <text:p text:style-name="P14">Ataques de ping de la muerte.</text:p>
            </text:list-item>
            <text:list-item>
              <text:p text:style-name="P14">Ataques de envenenamiento de ICMP.</text:p>
            </text:list-item>
          </text:list>
        </text:list-item>
        <text:list-item>
          <text:p text:style-name="P28"><text:span text:style-name="Strong_20_Emphasis"><text:span text:style-name="T1">Ataques de Redireccionamiento de Tráfico:</text:span></text:span></text:p>
          <text:list>
            <text:list-item>
              <text:p text:style-name="P14"><text:soft-page-break/>Ataques de envenenamiento de ARP.</text:p>
            </text:list-item>
            <text:list-item>
              <text:p text:style-name="P15">Ataques de envenenamiento DNS.</text:p>
            </text:list-item>
          </text:list>
        </text:list-item>
      </text:list>
      <text:h text:style-name="P2" text:outline-level="3">Capa de Transporte (Capa 4):</text:h>
      <text:list text:style-name="L4">
        <text:list-item>
          <text:p text:style-name="P29"><text:span text:style-name="Strong_20_Emphasis"><text:span text:style-name="T1">Ataques de Denegación de Servicio (DoS) y Distribuido (DDoS):</text:span></text:span></text:p>
          <text:list>
            <text:list-item>
              <text:p text:style-name="P16">Sobrecarga de servicios para dejarlos inaccesibles.</text:p>
            </text:list-item>
            <text:list-item>
              <text:p text:style-name="P16">Uso de botnets para amplificar ataques.</text:p>
            </text:list-item>
          </text:list>
        </text:list-item>
        <text:list-item>
          <text:p text:style-name="P29"><text:span text:style-name="Strong_20_Emphasis"><text:span text:style-name="T1">Ataques de Intercepción de Datos:</text:span></text:span></text:p>
          <text:list>
            <text:list-item>
              <text:p text:style-name="P16">Ataques Man-in-the-Middle (MitM).</text:p>
            </text:list-item>
            <text:list-item>
              <text:p text:style-name="P17">Sniffing de paquetes para interceptar información.</text:p>
            </text:list-item>
          </text:list>
        </text:list-item>
      </text:list>
      <text:h text:style-name="P2" text:outline-level="3">Capa de Sesión (Capa 5):</text:h>
      <text:list text:style-name="L5">
        <text:list-item>
          <text:p text:style-name="P30"><text:span text:style-name="Strong_20_Emphasis"><text:span text:style-name="T1">Ataques de Secuestro de Sesión:</text:span></text:span></text:p>
          <text:list>
            <text:list-item>
              <text:p text:style-name="P18">Robo de cookies para acceder a sesiones autenticadas.</text:p>
            </text:list-item>
            <text:list-item>
              <text:p text:style-name="P19">Ataques de session hijacking.</text:p>
            </text:list-item>
          </text:list>
        </text:list-item>
      </text:list>
      <text:h text:style-name="P2" text:outline-level="3">Capa de Presentación (Capa 6):</text:h>
      <text:list text:style-name="L6">
        <text:list-item>
          <text:p text:style-name="P31"><text:span text:style-name="Strong_20_Emphasis"><text:span text:style-name="T1">Ataques de Exploits de Formato de Archivo:</text:span></text:span></text:p>
          <text:list>
            <text:list-item>
              <text:p text:style-name="P20">Uso de archivos maliciosos para ejecutar código.</text:p>
            </text:list-item>
            <text:list-item>
              <text:p text:style-name="P21">Ataques de desbordamiento de búfer.</text:p>
            </text:list-item>
          </text:list>
        </text:list-item>
      </text:list>
      <text:h text:style-name="P2" text:outline-level="3">Capa de Aplicación (Capa 7):</text:h>
      <text:list text:style-name="L7">
        <text:list-item>
          <text:p text:style-name="P32"><text:span text:style-name="Strong_20_Emphasis"><text:span text:style-name="T1">Inyección de SQL:</text:span></text:span></text:p>
          <text:list>
            <text:list-item>
              <text:p text:style-name="P22">Manipulación de bases de datos mediante inyección de comandos SQL.</text:p>
            </text:list-item>
          </text:list>
        </text:list-item>
        <text:list-item>
          <text:p text:style-name="P32"><text:span text:style-name="Strong_20_Emphasis"><text:span text:style-name="T1">Ataques de Cross-Site Scripting (XSS):</text:span></text:span></text:p>
          <text:list>
            <text:list-item>
              <text:p text:style-name="P22">Inyección de scripts maliciosos en páginas web.</text:p>
            </text:list-item>
            <text:list-item>
              <text:p text:style-name="P22">XSS persistente y XSS reflejado.</text:p>
            </text:list-item>
          </text:list>
        </text:list-item>
        <text:list-item>
          <text:p text:style-name="P32"><text:span text:style-name="Strong_20_Emphasis"><text:span text:style-name="T1">Ataques de Cross-Site Request Forgery (CSRF):</text:span></text:span></text:p>
          <text:list>
            <text:list-item>
              <text:p text:style-name="P22">Engañar al usuario para realizar acciones no deseadas.</text:p>
            </text:list-item>
          </text:list>
        </text:list-item>
        <text:list-item>
          <text:p text:style-name="P32"><text:span text:style-name="Strong_20_Emphasis"><text:span text:style-name="T1">Ataques SMTP:</text:span></text:span></text:p>
          <text:list>
            <text:list-item>
              <text:p text:style-name="P22">Suplantación de identidad (spoofing) en correos electrónicos.</text:p>
            </text:list-item>
            <text:list-item>
              <text:p text:style-name="P22">Explotación de vulnerabilidades en servidores de correo.</text:p>
            </text:list-item>
          </text:list>
        </text:list-item>
        <text:list-item>
          <text:p text:style-name="P32"><text:soft-page-break/><text:span text:style-name="Strong_20_Emphasis"><text:span text:style-name="T1">Ataques de Envenenamiento DNS:</text:span></text:span></text:p>
          <text:list>
            <text:list-item>
              <text:p text:style-name="P22">Redireccionamiento de nombres de dominio a direcciones IP falsas.</text:p>
            </text:list-item>
            <text:list-item>
              <text:p text:style-name="P22">Ataques de cache poisoning.</text:p>
            </text:list-item>
          </text:list>
        </text:list-item>
        <text:list-item>
          <text:p text:style-name="P32"><text:span text:style-name="Strong_20_Emphasis"><text:span text:style-name="T1">Ataques de Ingeniería Social:</text:span></text:span></text:p>
          <text:list>
            <text:list-item>
              <text:p text:style-name="P22">Engañar a los usuarios para obtener información confidencial.</text:p>
            </text:list-item>
            <text:list-item>
              <text:p text:style-name="P22">Phishing, pretexting, quid pro quo, etc.</text:p>
            </text:list-item>
          </text:list>
        </text:list-item>
        <text:list-item>
          <text:p text:style-name="P32"><text:span text:style-name="Strong_20_Emphasis"><text:span text:style-name="T1">Ataques en Entornos Wi-Fi:</text:span></text:span></text:p>
          <text:list>
            <text:list-item>
              <text:p text:style-name="P22">Ataques de fuerza bruta contra contraseñas Wi-Fi.</text:p>
            </text:list-item>
            <text:list-item>
              <text:p text:style-name="P22">Ataques de deautenticación y desasociación.</text:p>
            </text:list-item>
            <text:list-item>
              <text:p text:style-name="P22">Ataques WPA/WPA2 handshake.</text:p>
            </text:list-item>
          </text:list>
        </text:list-item>
        <text:list-item>
          <text:p text:style-name="P32"><text:span text:style-name="Strong_20_Emphasis"><text:span text:style-name="T1">Ataques de Inyección de Código en Aplicaciones Web:</text:span></text:span></text:p>
          <text:list>
            <text:list-item>
              <text:p text:style-name="P22">Inyección de código malicioso en formularios web.</text:p>
            </text:list-item>
            <text:list-item>
              <text:p text:style-name="P23">Ataques a través de URL y formularios.</text:p>
            </text:list-item>
          </text:list>
        </text:list-item>
      </text:list>
      <text:p text:style-name="P8">Estos son solo algunos ejemplos, y la seguridad informática es un campo amplio y dinámico. Es crucial mantenerse actualizado sobre las últimas amenazas y técnicas de ataque para garantizar una defensa efectiva. Además, es importante realizar pruebas de penetración de manera ética y con el consentimiento del propietario del sistema o red.</text:p>
      <text:p text:style-name="P9"><draw:frame draw:style-name="fr1" draw:name="Imagen2" text:anchor-type="as-char" svg:width="0.635cm" svg:height="0.635cm" draw:z-index="0"><draw:image xlink:href="Pictures/100000000000007800000078EDC3B169886C47E9.png" xlink:type="simple" xlink:show="embed" xlink:actuate="onLoad" draw:mime-type="image/png"/><svg:title>User</svg:title></draw:frame></text:p>
      <text:p text:style-name="P9">You</text:p>
      <text:p text:style-name="P9">Identifica las fases de un proceso e pen testing </text:p>
      <text:p text:style-name="P7">ChatGPT</text:p>
      <text:p text:style-name="P8">La prueba de penetración, o pentesting, sigue un proceso estructurado para identificar y evaluar las vulnerabilidades en un sistema o red. Aunque los detalles pueden variar según el estándar o la metodología utilizada, las fases comunes de un proceso de pentesting suelen incluir las siguientes:</text:p>
      <text:list text:style-name="L8">
        <text:list-item>
          <text:p text:style-name="P34"><text:span text:style-name="Strong_20_Emphasis"><text:span text:style-name="T1">Reconocimiento (Reconnaissance):</text:span></text:span></text:p>
          <text:list>
            <text:list-item>
              <text:p text:style-name="P33"><text:span text:style-name="Strong_20_Emphasis"><text:span text:style-name="T1">Objetivo:</text:span></text:span><text:span text:style-name="T1"> Obtener información sobre el objetivo del pentesting.</text:span></text:p>
            </text:list-item>
            <text:list-item>
              <text:p text:style-name="P33"><text:span text:style-name="Strong_20_Emphasis"><text:span text:style-name="T1">Actividades:</text:span></text:span></text:p>
              <text:list>
                <text:list-item>
                  <text:p text:style-name="P24">Recopilación de información pública.</text:p>
                </text:list-item>
                <text:list-item>
                  <text:p text:style-name="P24">Identificación de posibles vectores de ataque.</text:p>
                </text:list-item>
                <text:list-item>
                  <text:p text:style-name="P24">Enumeración de sistemas y servicios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T1">Recolección de Información (Information Gathering):</text:span></text:span></text:p>
          <text:list>
            <text:list-item>
              <text:p text:style-name="P33"><text:span text:style-name="Strong_20_Emphasis"><text:span text:style-name="T1">Objetivo:</text:span></text:span><text:span text:style-name="T1"> Obtener detalles específicos sobre la infraestructura y servicios.</text:span></text:p>
            </text:list-item>
            <text:list-item>
              <text:p text:style-name="P33"><text:soft-page-break/><text:span text:style-name="Strong_20_Emphasis"><text:span text:style-name="T1">Actividades:</text:span></text:span></text:p>
              <text:list>
                <text:list-item>
                  <text:p text:style-name="P24">Escaneo de puertos y servicios.</text:p>
                </text:list-item>
                <text:list-item>
                  <text:p text:style-name="P24">Identificación de sistemas activos.</text:p>
                </text:list-item>
                <text:list-item>
                  <text:p text:style-name="P24">Enumeración de servicios y versiones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T1">Detección de Vulnerabilidades (Vulnerability Detection):</text:span></text:span></text:p>
          <text:list>
            <text:list-item>
              <text:p text:style-name="P33"><text:span text:style-name="Strong_20_Emphasis"><text:span text:style-name="T1">Objetivo:</text:span></text:span><text:span text:style-name="T1"> Identificar posibles debilidades en sistemas y aplicaciones.</text:span></text:p>
            </text:list-item>
            <text:list-item>
              <text:p text:style-name="P33"><text:span text:style-name="Strong_20_Emphasis"><text:span text:style-name="T1">Actividades:</text:span></text:span></text:p>
              <text:list>
                <text:list-item>
                  <text:p text:style-name="P24">Utilización de herramientas de escaneo de vulnerabilidades.</text:p>
                </text:list-item>
                <text:list-item>
                  <text:p text:style-name="P24">Análisis manual de configuraciones y códigos.</text:p>
                </text:list-item>
                <text:list-item>
                  <text:p text:style-name="P24">Identificación de puntos débiles en la seguridad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T1">Explotación (Exploitation):</text:span></text:span></text:p>
          <text:list>
            <text:list-item>
              <text:p text:style-name="P33"><text:span text:style-name="Strong_20_Emphasis"><text:span text:style-name="T1">Objetivo:</text:span></text:span><text:span text:style-name="T1"> Intentar activamente aprovechar las vulnerabilidades identificadas.</text:span></text:p>
            </text:list-item>
            <text:list-item>
              <text:p text:style-name="P33"><text:span text:style-name="Strong_20_Emphasis"><text:span text:style-name="T1">Actividades:</text:span></text:span></text:p>
              <text:list>
                <text:list-item>
                  <text:p text:style-name="P24">Uso de exploits y técnicas de ataque.</text:p>
                </text:list-item>
                <text:list-item>
                  <text:p text:style-name="P24">Intento de acceso no autorizado.</text:p>
                </text:list-item>
                <text:list-item>
                  <text:p text:style-name="P24">Verificación de la explotabilidad de las vulnerabilidades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T1">Post-Explotación (Post-Exploitation):</text:span></text:span></text:p>
          <text:list>
            <text:list-item>
              <text:p text:style-name="P33"><text:span text:style-name="Strong_20_Emphasis"><text:span text:style-name="T1">Objetivo:</text:span></text:span><text:span text:style-name="T1"> Mantener el acceso y realizar movimientos laterales.</text:span></text:p>
            </text:list-item>
            <text:list-item>
              <text:p text:style-name="P33"><text:span text:style-name="Strong_20_Emphasis"><text:span text:style-name="T1">Actividades:</text:span></text:span></text:p>
              <text:list>
                <text:list-item>
                  <text:p text:style-name="P24">Obtención de información adicional.</text:p>
                </text:list-item>
                <text:list-item>
                  <text:p text:style-name="P24">Elevación de privilegios.</text:p>
                </text:list-item>
                <text:list-item>
                  <text:p text:style-name="P24">Persistencia en el sistema comprometido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T1">Análisis de Resultados (Analysis of Results):</text:span></text:span></text:p>
          <text:list>
            <text:list-item>
              <text:p text:style-name="P33"><text:span text:style-name="Strong_20_Emphasis"><text:span text:style-name="T1">Objetivo:</text:span></text:span><text:span text:style-name="T1"> Evaluar el impacto potencial de las vulnerabilidades explotadas.</text:span></text:p>
            </text:list-item>
            <text:list-item>
              <text:p text:style-name="P33"><text:span text:style-name="Strong_20_Emphasis"><text:span text:style-name="T1">Actividades:</text:span></text:span></text:p>
              <text:list>
                <text:list-item>
                  <text:p text:style-name="P24">Documentación de hallazgos.</text:p>
                </text:list-item>
                <text:list-item>
                  <text:p text:style-name="P24">Clasificación de riesgos.</text:p>
                </text:list-item>
                <text:list-item>
                  <text:p text:style-name="P24">Recopilación de pruebas para respaldar hallazgos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T1">Elaboración de Informes (Reporting):</text:span></text:span></text:p>
          <text:list>
            <text:list-item>
              <text:p text:style-name="P33"><text:span text:style-name="Strong_20_Emphasis"><text:span text:style-name="T1">Objetivo:</text:span></text:span><text:span text:style-name="T1"> Presentar los resultados de manera clara y comprensible.</text:span></text:p>
            </text:list-item>
            <text:list-item>
              <text:p text:style-name="P33"><text:span text:style-name="Strong_20_Emphasis"><text:span text:style-name="T1">Actividades:</text:span></text:span></text:p>
              <text:list>
                <text:list-item>
                  <text:p text:style-name="P24">Creación de un informe detallado.</text:p>
                </text:list-item>
                <text:list-item>
                  <text:p text:style-name="P24">Recomendaciones para mitigar riesgos.</text:p>
                </text:list-item>
                <text:list-item>
                  <text:p text:style-name="P24"><text:soft-page-break/>Presentación de resultados al cliente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T1">Revisión y Retroalimentación (Review and Feedback):</text:span></text:span></text:p>
          <text:list>
            <text:list-item>
              <text:p text:style-name="P33"><text:span text:style-name="Strong_20_Emphasis"><text:span text:style-name="T1">Objetivo:</text:span></text:span><text:span text:style-name="T1"> Compartir resultados con el equipo del cliente y recibir comentarios.</text:span></text:p>
            </text:list-item>
            <text:list-item>
              <text:p text:style-name="P33"><text:span text:style-name="Strong_20_Emphasis"><text:span text:style-name="T1">Actividades:</text:span></text:span></text:p>
              <text:list>
                <text:list-item>
                  <text:p text:style-name="P24">Sesiones de revisión con el cliente.</text:p>
                </text:list-item>
                <text:list-item>
                  <text:p text:style-name="P24">Aclaración de dudas y discusión de resultados.</text:p>
                </text:list-item>
                <text:list-item>
                  <text:p text:style-name="P25">Retroalimentación para mejorar futuras pruebas.</text:p>
                </text:list-item>
              </text:list>
            </text:list-item>
          </text:list>
        </text:list-item>
      </text:list>
      <text:p text:style-name="P8">Es fundamental destacar que la realización de una prueba de penetración debe llevarse a cabo de manera ética y con el consentimiento del propietario del sistema o red. Además, el proceso debe adaptarse según las necesidades específicas del entorno y las tecnologías involucradas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17:24.565555929</meta:creation-date>
    <dc:date>2023-11-29T22:40:42.485253625</dc:date>
    <meta:editing-duration>PT18H22M47S</meta:editing-duration>
    <meta:editing-cycles>34</meta:editing-cycles>
    <meta:generator>LibreOffice/7.6.2.1$Linux_X86_64 LibreOffice_project/56f7684011345957bbf33a7ee678afaf4d2ba333</meta:generator>
    <meta:document-statistic meta:table-count="0" meta:image-count="2" meta:object-count="0" meta:page-count="5" meta:paragraph-count="116" meta:word-count="917" meta:character-count="5936" meta:non-whitespace-character-count="5226"/>
  </office:meta>
</office:document-meta>
</file>